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3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style-name="ce7" office:value-type="string">
            <text:p>Defer</text:p>
          </table:table-cell>
          <table:table-cell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style-name="ce7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9-12">
            <text:p>09/12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style-name="ce7" office:value-type="string">
            <text:p>Defer</text:p>
          </table:table-cell>
          <table:table-cell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office:value-type="string">
            <text:p>Defer to v2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8-24">
            <text:p>08/24/17</text:p>
          </table:table-cell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6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table:style-name="ce5" office:value-type="float" office:value="37">
            <text:p>37</text:p>
          </table:table-cell>
          <table:table-cell office:value-type="string">
            <text:p>Checking the compatibility between PXTU, Dcap, RTU</text:p>
          </table:table-cell>
          <table:table-cell table:style-name="ce7" office:value-type="string">
            <text:p>Defer</text:p>
          </table:table-cell>
          <table:table-cell/>
          <table:table-cell office:value-type="string">
            <text:p>during import robot, use paramiko to do thi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mprove error handling in Dcap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5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57S</meta:editing-duration>
    <meta:editing-cycles>96</meta:editing-cycles>
    <meta:generator>OpenOffice/4.1.3$Win32 OpenOffice.org_project/413m1$Build-9783</meta:generator>
    <dc:date>2017-09-24T15:20:50.88</dc:date>
    <dc:creator>Naveen Chakravarthy</dc:creator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